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fo:background-color="#DDDDDD"/>
    </style:style>
    <style:style style:name="ce8" style:family="table-cell" style:parent-style-name="Default" style:data-style-name="N2">
      <style:table-cell-properties fo:border="thin solid #000000"/>
    </style:style>
    <style:style style:name="ce9" style:family="table-cell" style:parent-style-name="Default" style:data-style-name="N3">
      <style:table-cell-properties fo:border="thin solid #000000" fo:background-color="#DDDDDD"/>
    </style:style>
    <style:style style:name="ce10" style:family="table-cell" style:parent-style-name="Default" style:data-style-name="N2">
      <style:table-cell-properties fo:border="thin solid #000000" fo:background-color="#CFE7F5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1.7145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stroke="solid" svg:stroke-color="#000000" draw:auto-grow-width="false" draw:auto-grow-height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number-columns-repeated="1016" table:default-cell-style-name="ce1"/>
        <table:table-column table:style-name="co6" table:number-columns-repeated="15358" table:default-cell-style-name="ce1"/>
        <table:table-row table:style-name="ro1">
          <table:table-cell table:style-name="ce2"/>
          <table:table-cell office:value-type="string" table:style-name="ce2">
            <text:p>CPUS=</text:p>
          </table:table-cell>
          <table:table-cell office:value-type="float" office:value="16" table:style-name="ce3">
            <office:annotation draw:style-name="a30" svg:x="3.475in" svg:y="0in" svg:width="1.075in" svg:height="0.716666666666667in">
              <dc:creator/>
              <text:p><text:span text:style-name="T1">Number of available CPUs in the test machine</text:span></text:p>
            </office:annotation>
            <text:p>16</text:p>
          </table:table-cell>
          <table:table-cell office:value-type="string" table:number-columns-spanned="7" table:number-rows-spanned="1" table:style-name="ce11">
            <text:p>optimizations</text:p>
          </table:table-cell>
          <table:covered-table-cell table:number-columns-repeated="6"/>
          <table:table-cell office:value-type="string" table:number-columns-spanned="6" table:number-rows-spanned="1" table:style-name="ce12">
            <text:p>concurrency level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1" svg:x="3.15in" svg:y="0.025in" svg:width="1.075in" svg:height="0.716666666666667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5">
            <office:annotation draw:style-name="a32" svg:x="4.01666666666667in" svg:y="0in" svg:width="1.125in" svg:height="0.7in">
              <dc:creator/>
              <text:p>Serial version</text:p>
            </office:annotation>
            <text:p>tarea01</text:p>
          </table:table-cell>
          <table:table-cell office:value-type="string" table:style-name="ce5">
            <office:annotation draw:style-name="a33" svg:x="4.8in" svg:y="0in" svg:width="1.125in" svg:height="0.7in">
              <dc:creator/>
              <text:p>Concurrent version (Pthread)</text:p>
            </office:annotation>
            <text:p>tarea02</text:p>
          </table:table-cell>
          <table:table-cell office:value-type="string" table:style-name="ce5">
            <office:annotation draw:style-name="a34" svg:x="5.59166666666667in" svg:y="0in" svg:width="1.125in" svg:height="1.19166666666667in">
              <dc:creator/>
              <text:p>Dynamic mapping of numbers (leave empty if you skipped this version)</text:p>
            </office:annotation>
            <text:p>S_Final</text:p>
          </table:table-cell>
          <table:table-cell office:value-type="string" table:style-name="ce5">
            <office:annotation draw:style-name="a35" svg:x="6.375in" svg:y="0in" svg:width="1.125in" svg:height="1.75in">
              <dc:creator/>
              <text:p>[Optional]</text:p>
              <text:p>Dynamic mapping of more grained decomposition (leave empty if you skipped this version)</text:p>
            </office:annotation>
            <text:p>Mutex</text:p>
          </table:table-cell>
          <table:table-cell office:value-type="string" table:style-name="ce5">
            <office:annotation draw:style-name="a36" svg:x="7.04166666666667in" svg:y="0.125in" svg:width="1.125in" svg:height="0.7in">
              <dc:creator/>
              <text:p>Free proposal</text:p>
            </office:annotation>
            <text:p>Dinamico</text:p>
          </table:table-cell>
          <table:table-cell office:value-type="string" table:style-name="ce5">
            <text:p>OMP</text:p>
          </table:table-cell>
          <table:table-cell office:value-type="string" table:style-name="ce5">
            <office:annotation draw:style-name="a37" svg:x="8.5in" svg:y="0in" svg:width="1.125in" svg:height="0.7in">
              <dc:creator/>
              <text:p>Free proposal</text:p>
            </office:annotation>
            <text:p>MPI</text:p>
          </table:table-cell>
          <table:table-cell office:value-type="float" office:value="1" table:formula="of:=1" table:style-name="ce5">
            <office:annotation draw:style-name="a38" svg:x="9.1in" svg:y="0.025in" svg:width="1.075in" svg:height="0.716666666666667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5">
            <office:annotation draw:style-name="a39" svg:x="9.775in" svg:y="0.025in" svg:width="1.075in" svg:height="0.716666666666667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5">
            <office:annotation draw:style-name="a40" svg:x="10.45in" svg:y="0.025in" svg:width="1.075in" svg:height="0.716666666666667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5">
            <office:annotation draw:style-name="a41" svg:x="11.125in" svg:y="0.025in" svg:width="1.075in" svg:height="0.716666666666667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5">
            <office:annotation draw:style-name="a42" svg:x="13.6in" svg:y="0.025in" svg:width="1.075in" svg:height="0.716666666666667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5">
            <office:annotation draw:style-name="a43" svg:x="12.4916666666667in" svg:y="0.025in" svg:width="1.075in" svg:height="0.716666666666667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6" table:formula="of:=[.$C$1]" table:style-name="ce5">
            <text:p>16</text:p>
          </table:table-cell>
          <table:table-cell office:value-type="float" office:value="16" table:formula="of:=[.$C$1]" table:style-name="ce5">
            <text:p>16</text:p>
          </table:table-cell>
          <table:table-cell office:value-type="float" office:value="16" table:formula="of:=[.$C$1]" table:style-name="ce5">
            <text:p>16</text:p>
          </table:table-cell>
          <table:table-cell office:value-type="float" office:value="16" table:formula="of:=[.$C$1]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0.5*[.$C$1]" table:style-name="ce5">
            <text:p>8</text:p>
          </table:table-cell>
          <table:table-cell office:value-type="float" office:value="16" table:formula="of:=1*[.$C$1]" table:style-name="ce5">
            <text:p>16</text:p>
          </table:table-cell>
          <table:table-cell office:value-type="float" office:value="32" table:formula="of:=2*[.$C$1]" table:style-name="ce5">
            <text:p>32</text:p>
          </table:table-cell>
          <table:table-cell office:value-type="float" office:value="64" table:formula="of:=4*[.$C$1]" table:style-name="ce5">
            <text:p>64</text:p>
          </table:table-cell>
          <table:table-cell office:value-type="string" office:string-value="XX" table:formula="of:=[.A6]" table:style-name="ce5">
            <text:p>XX</text:p>
          </table:table-cell>
          <table:table-cell table:number-columns-repeated="16368"/>
        </table:table-row>
        <table:table-row table:style-name="ro2">
          <table:table-cell office:value-type="string" table:style-name="ce6">
            <office:annotation draw:style-name="a44" svg:x="1.56666666666667in" svg:y="0.025in" svg:width="1.125in" svg:height="0.808333333333333in">
              <dc:creator/>
              <text:p>Type the test case used to measure the performance</text:p>
            </office:annotation>
            <text:p>inputXXX</text:p>
          </table:table-cell>
          <table:table-cell office:value-type="string" table:style-name="ce7">
            <text:p>Duration</text:p>
          </table:table-cell>
          <table:table-cell table:style-name="ce8">
            <office:annotation draw:style-name="a45" svg:x="3.475in" svg:y="0.391666666666667in" svg:width="1.075in" svg:height="0.708333333333333in">
              <dc:creator/>
              <text:p><text:span text:style-name="T1">Duration in seconds running with no thread support (main thread calculates everything)</text:span></text:p>
            </office:annotation>
          </table:table-cell>
          <table:table-cell office:value-type="string" table:style-name="ce8">
            <text:p>4018.29</text:p>
          </table:table-cell>
          <table:table-cell office:value-type="string" table:style-name="ce8">
            <text:p>4162.95</text:p>
          </table:table-cell>
          <table:table-cell office:value-type="string" table:style-name="ce8">
            <text:p>3638.37</text:p>
          </table:table-cell>
          <table:table-cell office:value-type="string" table:style-name="ce8">
            <text:p>3503.82</text:p>
          </table:table-cell>
          <table:table-cell office:value-type="string" table:style-name="ce8">
            <text:p>3239.17</text:p>
          </table:table-cell>
          <table:table-cell office:value-type="string" table:style-name="ce8">
            <text:p>2688.15</text:p>
          </table:table-cell>
          <table:table-cell office:value-type="string" table:style-name="ce8">
            <text:p>3603.23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 office:value-type="string" table:style-name="ce4">
            <text:p>Input Size:</text:p>
          </table:table-cell>
          <table:table-cell office:value-type="string" table:style-name="ce9">
            <text:p>Speedup</text:p>
          </table:table-cell>
          <table:table-cell table:style-name="ce10">
            <office:annotation draw:style-name="a46" svg:x="3.475in" svg:y="0.55in" svg:width="1.075in" svg:height="0.708333333333333in">
              <dc:creator/>
              <text:p><text:span text:style-name="T1">Type formula here to calculate the speedup relative to the serial version</text:span></text:p>
            </office:annotation>
          </table:table-cell>
          <table:table-cell office:value-type="string" table:style-name="ce10">
            <text:p>1.00</text:p>
          </table:table-cell>
          <table:table-cell office:value-type="string" table:style-name="ce10">
            <text:p>0.87</text:p>
          </table:table-cell>
          <table:table-cell office:value-type="string" table:style-name="ce10">
            <text:p>1.10</text:p>
          </table:table-cell>
          <table:table-cell office:value-type="string" table:style-name="ce10">
            <text:p>1.03</text:p>
          </table:table-cell>
          <table:table-cell office:value-type="string" table:style-name="ce10">
            <text:p>1.12</text:p>
          </table:table-cell>
          <table:table-cell office:value-type="string" table:style-name="ce10">
            <text:p>1.49</text:p>
          </table:table-cell>
          <table:table-cell office:value-type="string" table:style-name="ce10">
            <text:p>1.11</text:p>
          </table:table-cell>
          <table:table-cell table:number-columns-repeated="6" table:style-name="ce10"/>
          <table:table-cell table:number-columns-repeated="16368"/>
        </table:table-row>
        <table:table-row table:style-name="ro2">
          <table:table-cell office:value-type="string" table:style-name="ce6">
            <office:annotation draw:style-name="a47" svg:x="1.56666666666667in" svg:y="0.45in" svg:width="1.125in" svg:height="1.19166666666667in">
              <dc:creator/>
              <text:p>Type here the input size of the test case used to measure performance.</text:p>
            </office:annotation>
            <text:p>XX</text:p>
          </table:table-cell>
          <table:table-cell office:value-type="string" table:style-name="ce9">
            <text:p>Efficiency</text:p>
          </table:table-cell>
          <table:table-cell table:style-name="ce10">
            <office:annotation draw:style-name="a48" svg:x="3.475in" svg:y="0.75in" svg:width="1.075in" svg:height="0.725in">
              <dc:creator/>
              <text:p><text:span text:style-name="T1">Type formula here to calculate the efficiency relative to the serial version</text:span></text:p>
            </office:annotation>
          </table:table-cell>
          <table:table-cell office:value-type="float" office:value="1" table:style-name="ce10">
            <text:p>1,00</text:p>
          </table:table-cell>
          <table:table-cell office:value-type="float" office:value="1" table:style-name="ce10">
            <text:p>1,00</text:p>
          </table:table-cell>
          <table:table-cell office:value-type="string" table:style-name="ce10">
            <text:p>5.46 %</text:p>
          </table:table-cell>
          <table:table-cell office:value-type="string" table:style-name="ce10">
            <text:p>6.49 %</text:p>
          </table:table-cell>
          <table:table-cell office:value-type="string" table:style-name="ce10">
            <text:p>7.02 %</text:p>
          </table:table-cell>
          <table:table-cell office:value-type="string" table:style-name="ce10">
            <text:p>9.34 %</text:p>
          </table:table-cell>
          <table:table-cell office:value-type="string" table:style-name="ce10">
            <text:p>6.96 %</text:p>
          </table:table-cell>
          <table:table-cell table:number-columns-repeated="6" table:style-name="ce10"/>
          <table:table-cell table:number-columns-repeated="16368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Josué Torres</dc:creator>
    <meta:creation-date>2019-06-11T10:24:21Z</meta:creation-date>
    <dc:date>2024-11-18T15:59:45Z</dc:date>
    <meta:editing-cycles>18</meta:editing-cycles>
    <meta:editing-duration>PT4418S</meta:editing-duration>
  </office:meta>
</office:document-meta>
</file>